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57" calcext:value-type="float">
            <text:p>657</text:p>
          </table:table-cell>
          <table:table-cell table:style-name="ce7" table:formula="of:=COUNTIF([.B7:.B999];&quot;X&quot;)" office:value-type="float" office:value="549" calcext:value-type="float">
            <text:p>549</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698" calcext:value-type="float">
            <text:p>69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3" table:number-rows-repeated="29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30">00/00/0000</text:date>, <text:time style:data-style-name="N2" text:time-value="21:42:49.0182692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30T21:43:44.238935432</dc:date>
    <meta:editing-duration>PT17H56M36S</meta:editing-duration>
    <meta:editing-cycles>643</meta:editing-cycles>
    <meta:document-statistic meta:table-count="1" meta:cell-count="3946" meta:object-count="0"/>
  </office:meta>
</office:document-meta>
</file>